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1.0174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95639" officeooo:paragraph-rsid="00095639"/>
    </style:style>
    <style:style style:name="P14" style:family="paragraph" style:parent-style-name="Standard">
      <style:text-properties officeooo:rsid="00095639" officeooo:paragraph-rsid="00386c66"/>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79039" officeooo:paragraph-rsid="00279039" style:font-weight-asian="normal" style:font-weight-complex="normal"/>
    </style:style>
    <style:style style:name="P23" style:family="paragraph" style:parent-style-name="Standard">
      <style:text-properties fo:font-weight="normal" officeooo:rsid="00286751" officeooo:paragraph-rsid="00286751" style:font-weight-asian="normal" style:font-weight-complex="normal"/>
    </style:style>
    <style:style style:name="P24" style:family="paragraph" style:parent-style-name="Standard">
      <style:text-properties fo:font-weight="normal" officeooo:rsid="003156f9" officeooo:paragraph-rsid="003156f9"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ac572" officeooo:paragraph-rsid="003156f9"/>
    </style:style>
    <style:style style:name="P31" style:family="paragraph" style:parent-style-name="Standard">
      <style:text-properties officeooo:rsid="001b2f1f" officeooo:paragraph-rsid="001b2f1f"/>
    </style:style>
    <style:style style:name="P32" style:family="paragraph" style:parent-style-name="Standard">
      <style:text-properties officeooo:rsid="001c4e02" officeooo:paragraph-rsid="001c4e02"/>
    </style:style>
    <style:style style:name="P33" style:family="paragraph" style:parent-style-name="Standard">
      <style:text-properties officeooo:rsid="00220727" officeooo:paragraph-rsid="00220727"/>
    </style:style>
    <style:style style:name="P34" style:family="paragraph" style:parent-style-name="Standard">
      <style:text-properties style:font-name="Liberation Mono" fo:font-size="10pt" officeooo:rsid="00220727" officeooo:paragraph-rsid="00220727" style:font-size-asian="10pt" style:font-size-complex="10pt"/>
    </style:style>
    <style:style style:name="P35" style:family="paragraph" style:parent-style-name="Standard">
      <style:text-properties style:font-name="Liberation Mono" fo:font-size="10pt" officeooo:rsid="00220727" officeooo:paragraph-rsid="00228721" style:font-size-asian="10pt" style:font-size-complex="10pt"/>
    </style:style>
    <style:style style:name="P36" style:family="paragraph" style:parent-style-name="Standard">
      <style:text-properties officeooo:rsid="00228721" officeooo:paragraph-rsid="0022d827"/>
    </style:style>
    <style:style style:name="P37" style:family="paragraph" style:parent-style-name="Standard">
      <style:text-properties officeooo:rsid="0022d827" officeooo:paragraph-rsid="0022d827"/>
    </style:style>
    <style:style style:name="P38" style:family="paragraph" style:parent-style-name="Standard">
      <style:text-properties officeooo:rsid="0022d827" officeooo:paragraph-rsid="00239b5f"/>
    </style:style>
    <style:style style:name="P39" style:family="paragraph" style:parent-style-name="Standard">
      <style:text-properties officeooo:rsid="00234f3d" officeooo:paragraph-rsid="00234f3d"/>
    </style:style>
    <style:style style:name="P40" style:family="paragraph" style:parent-style-name="Standard">
      <style:text-properties officeooo:rsid="000c367e" officeooo:paragraph-rsid="00286751"/>
    </style:style>
    <style:style style:name="P41" style:family="paragraph" style:parent-style-name="Standard">
      <style:text-properties officeooo:paragraph-rsid="00286751"/>
    </style:style>
    <style:style style:name="P42" style:family="paragraph" style:parent-style-name="Standard">
      <style:text-properties officeooo:rsid="00286751" officeooo:paragraph-rsid="00286751"/>
    </style:style>
    <style:style style:name="P43" style:family="paragraph" style:parent-style-name="Standard">
      <style:text-properties officeooo:rsid="002d5d4f" officeooo:paragraph-rsid="002d5d4f"/>
    </style:style>
    <style:style style:name="P44" style:family="paragraph" style:parent-style-name="Standard">
      <style:text-properties officeooo:rsid="002e418e" officeooo:paragraph-rsid="002e418e"/>
    </style:style>
    <style:style style:name="P45" style:family="paragraph" style:parent-style-name="Standard">
      <style:text-properties officeooo:rsid="002f1e49" officeooo:paragraph-rsid="002f1e49"/>
    </style:style>
    <style:style style:name="P46" style:family="paragraph" style:parent-style-name="Standard">
      <style:text-properties style:text-underline-style="none" fo:font-weight="normal" officeooo:rsid="00095639" officeooo:paragraph-rsid="00348899" style:font-weight-asian="normal" style:font-weight-complex="normal"/>
    </style:style>
    <style:style style:name="P47" style:family="paragraph" style:parent-style-name="Standard">
      <style:text-properties officeooo:rsid="003a488a" officeooo:paragraph-rsid="003a488a"/>
    </style:style>
    <style:style style:name="P48" style:family="paragraph" style:parent-style-name="Standard">
      <style:paragraph-properties fo:margin-left="0in" fo:margin-right="0in" fo:text-indent="0in" style:auto-text-indent="false"/>
      <style:text-properties officeooo:rsid="000aa9e0" officeooo:paragraph-rsid="000aa9e0"/>
    </style:style>
    <style:style style:name="P49"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0"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2"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3" style:family="paragraph" style:parent-style-name="Table_20_Contents">
      <style:text-properties officeooo:rsid="0006076b" officeooo:paragraph-rsid="0006076b"/>
    </style:style>
    <style:style style:name="P54"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5" style:family="paragraph" style:parent-style-name="Table_20_Contents">
      <style:text-properties fo:font-weight="bold" officeooo:rsid="0010371f" officeooo:paragraph-rsid="0010371f" style:font-weight-asian="bold" style:font-weight-complex="bold"/>
    </style:style>
    <style:style style:name="P56" style:family="paragraph" style:parent-style-name="Table_20_Contents">
      <style:text-properties fo:font-weight="bold" officeooo:rsid="0010597b" officeooo:paragraph-rsid="0010597b" style:font-weight-asian="bold" style:font-weight-complex="bold"/>
    </style:style>
    <style:style style:name="P57" style:family="paragraph" style:parent-style-name="Table_20_Contents">
      <style:text-properties fo:font-weight="bold" officeooo:rsid="0012d25f" officeooo:paragraph-rsid="0012d25f" style:font-weight-asian="bold" style:font-weight-complex="bold"/>
    </style:style>
    <style:style style:name="P58" style:family="paragraph" style:parent-style-name="Table_20_Contents">
      <style:text-properties officeooo:rsid="00065d1c" officeooo:paragraph-rsid="00065d1c"/>
    </style:style>
    <style:style style:name="P59" style:family="paragraph" style:parent-style-name="Table_20_Contents">
      <style:text-properties style:text-underline-style="solid" style:text-underline-width="auto" style:text-underline-color="font-color" officeooo:rsid="00065d1c" officeooo:paragraph-rsid="00065d1c"/>
    </style:style>
    <style:style style:name="P60" style:family="paragraph" style:parent-style-name="Table_20_Contents">
      <style:text-properties style:text-underline-style="solid" style:text-underline-width="auto" style:text-underline-color="font-color" officeooo:rsid="0006076b" officeooo:paragraph-rsid="0006076b"/>
    </style:style>
    <style:style style:name="P61" style:family="paragraph" style:parent-style-name="Table_20_Contents">
      <style:text-properties officeooo:rsid="0010371f" officeooo:paragraph-rsid="0010371f"/>
    </style:style>
    <style:style style:name="P62" style:family="paragraph" style:parent-style-name="Table_20_Contents">
      <style:text-properties officeooo:rsid="0010371f" officeooo:paragraph-rsid="0017911d"/>
    </style:style>
    <style:style style:name="P63" style:family="paragraph" style:parent-style-name="Table_20_Contents">
      <style:text-properties officeooo:rsid="0010597b" officeooo:paragraph-rsid="0010597b"/>
    </style:style>
    <style:style style:name="P64" style:family="paragraph" style:parent-style-name="Table_20_Contents">
      <style:text-properties officeooo:rsid="0010597b" officeooo:paragraph-rsid="00165ebc"/>
    </style:style>
    <style:style style:name="P65" style:family="paragraph" style:parent-style-name="Table_20_Contents">
      <style:text-properties officeooo:rsid="0010e9ba" officeooo:paragraph-rsid="0010e9ba"/>
    </style:style>
    <style:style style:name="P66" style:family="paragraph" style:parent-style-name="Table_20_Contents">
      <style:text-properties officeooo:rsid="0012d25f" officeooo:paragraph-rsid="0012d25f"/>
    </style:style>
    <style:style style:name="P67" style:family="paragraph" style:parent-style-name="Table_20_Contents">
      <style:text-properties officeooo:rsid="001412b2" officeooo:paragraph-rsid="001412b2"/>
    </style:style>
    <style:style style:name="P68" style:family="paragraph" style:parent-style-name="Table_20_Contents">
      <style:text-properties officeooo:rsid="00165ebc" officeooo:paragraph-rsid="0010371f"/>
    </style:style>
    <style:style style:name="P69" style:family="paragraph" style:parent-style-name="Table_20_Contents">
      <style:text-properties officeooo:rsid="00165ebc" officeooo:paragraph-rsid="00165ebc"/>
    </style:style>
    <style:style style:name="P70" style:family="paragraph" style:parent-style-name="Table_20_Contents">
      <style:text-properties officeooo:rsid="002b118e" officeooo:paragraph-rsid="002b118e"/>
    </style:style>
    <style:style style:name="P71" style:family="paragraph" style:parent-style-name="Standard">
      <style:paragraph-properties fo:margin-left="0.4925in" fo:margin-right="0in" fo:text-indent="0in" style:auto-text-indent="false"/>
      <style:text-properties officeooo:rsid="001ac572" officeooo:paragraph-rsid="001ac572"/>
    </style:style>
    <style:style style:name="P72"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3"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4"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5"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3eaac1" officeooo:paragraph-rsid="003eaac1"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1"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2"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3" style:family="paragraph" style:parent-style-name="Standard">
      <style:paragraph-properties fo:margin-left="0.4925in" fo:margin-right="0in" fo:text-indent="0in" style:auto-text-indent="false"/>
      <style:text-properties officeooo:rsid="002ab478" officeooo:paragraph-rsid="002ab478"/>
    </style:style>
    <style:style style:name="P84"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5" style:family="paragraph" style:parent-style-name="Standard">
      <style:paragraph-properties fo:margin-left="0.4925in" fo:margin-right="0in" fo:text-indent="0in" style:auto-text-indent="false"/>
      <style:text-properties officeooo:rsid="002f1e49" officeooo:paragraph-rsid="002f1e49"/>
    </style:style>
    <style:style style:name="P86" style:family="paragraph" style:parent-style-name="Standard">
      <style:paragraph-properties fo:margin-left="0.4925in" fo:margin-right="0in" fo:text-indent="0in" style:auto-text-indent="false"/>
      <style:text-properties officeooo:rsid="00085bb3" officeooo:paragraph-rsid="00085bb3"/>
    </style:style>
    <style:style style:name="P87" style:family="paragraph" style:parent-style-name="Standard">
      <style:paragraph-properties fo:margin-left="0.4925in" fo:margin-right="0in" fo:text-indent="0in" style:auto-text-indent="false"/>
      <style:text-properties officeooo:rsid="0024d9e2" officeooo:paragraph-rsid="0024d9e2"/>
    </style:style>
    <style:style style:name="P88" style:family="paragraph" style:parent-style-name="Standard">
      <style:paragraph-properties fo:margin-left="0.4925in" fo:margin-right="0in" fo:text-indent="0in" style:auto-text-indent="false"/>
      <style:text-properties officeooo:rsid="003156f9" officeooo:paragraph-rsid="003156f9"/>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90"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1"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2"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3"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4"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5" style:family="paragraph" style:parent-style-name="Standard" style:master-page-name="">
      <style:paragraph-properties style:page-number="auto" fo:keep-with-next="always"/>
      <style:text-properties officeooo:rsid="001ac572" officeooo:paragraph-rsid="001ac572"/>
    </style:style>
    <style:style style:name="P96"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7"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98"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99"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100"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01"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2"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3"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4" style:family="paragraph" style:parent-style-name="Standard" style:list-style-name="L1">
      <style:text-properties officeooo:rsid="0005dc64" officeooo:paragraph-rsid="0005dc64"/>
    </style:style>
    <style:style style:name="P105" style:family="paragraph" style:parent-style-name="Standard" style:list-style-name="L1">
      <style:text-properties officeooo:rsid="0005dc64" officeooo:paragraph-rsid="0006076b"/>
    </style:style>
    <style:style style:name="P106" style:family="paragraph" style:parent-style-name="Standard" style:list-style-name="L1">
      <style:text-properties officeooo:rsid="00348899" officeooo:paragraph-rsid="00348899"/>
    </style:style>
    <style:style style:name="P107" style:family="paragraph" style:parent-style-name="Standard" style:list-style-name="L2">
      <style:text-properties officeooo:rsid="0006076b" officeooo:paragraph-rsid="0006076b"/>
    </style:style>
    <style:style style:name="P108" style:family="paragraph" style:parent-style-name="Standard" style:list-style-name="L2">
      <style:text-properties officeooo:rsid="004b0812" officeooo:paragraph-rsid="004b0812"/>
    </style:style>
    <style:style style:name="P109" style:family="paragraph" style:parent-style-name="Standard" style:list-style-name="L3">
      <style:text-properties officeooo:rsid="0007a4dc" officeooo:paragraph-rsid="0007a4dc"/>
    </style:style>
    <style:style style:name="P110" style:family="paragraph" style:parent-style-name="Standard" style:list-style-name="L3">
      <style:text-properties officeooo:rsid="00085bb3" officeooo:paragraph-rsid="00085bb3"/>
    </style:style>
    <style:style style:name="P111" style:family="paragraph" style:parent-style-name="Standard" style:list-style-name="L3">
      <style:text-properties officeooo:rsid="0043702b" officeooo:paragraph-rsid="0043702b"/>
    </style:style>
    <style:style style:name="P112" style:family="paragraph" style:parent-style-name="Standard" style:list-style-name="L4">
      <style:text-properties officeooo:rsid="000aa9e0" officeooo:paragraph-rsid="000aa9e0"/>
    </style:style>
    <style:style style:name="P113" style:family="paragraph" style:parent-style-name="Standard" style:list-style-name="L3">
      <style:text-properties officeooo:rsid="004df2ae" officeooo:paragraph-rsid="004df2ae"/>
    </style:style>
    <style:style style:name="P114" style:family="paragraph" style:parent-style-name="Standard">
      <style:text-properties officeooo:rsid="002e418e" officeooo:paragraph-rsid="002e418e"/>
    </style:style>
    <style:style style:name="P115" style:family="paragraph" style:parent-style-name="Standard">
      <style:text-properties officeooo:rsid="004f246f" officeooo:paragraph-rsid="004f246f"/>
    </style:style>
    <style:style style:name="P116"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17" style:family="paragraph" style:parent-style-name="Heading_20_3" style:list-style-nam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Heading_20_2">
      <style:paragraph-properties fo:break-before="page"/>
    </style:style>
    <style:style style:name="P120" style:family="paragraph" style:parent-style-name="Table_20_Contents">
      <style:text-properties officeooo:rsid="004b0812" officeooo:paragraph-rsid="004df2ae"/>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agraph-properties fo:text-align="center"/>
    </style:style>
    <style:style style:name="P123" style:family="paragraph">
      <loext:graphic-properties draw:fill="solid" draw:fill-color="#ffffcc"/>
      <style:paragraph-properties fo:text-align="center"/>
    </style:style>
    <style:style style:name="P124" style:family="paragraph">
      <loext:graphic-properties draw:fill="solid" draw:fill-color="#ccffcc"/>
      <style:paragraph-properties fo:text-align="center"/>
    </style:style>
    <style:style style:name="P125" style:family="paragraph">
      <loext:graphic-properties draw:fill="solid" draw:fill-color="#ffcc99"/>
      <style:paragraph-properties fo:text-align="center"/>
    </style:style>
    <style:style style:name="P126" style:family="paragraph">
      <loext:graphic-properties draw:fill="solid" draw:fill-color="#729fcf"/>
      <style:paragraph-properties fo:text-align="center"/>
    </style:style>
    <style:style style:name="P127" style:family="paragraph">
      <loext:graphic-properties draw:fill="solid" draw:fill-color="#99ccff"/>
      <style:paragraph-properties fo:text-align="center"/>
    </style:style>
    <style:style style:name="P128" style:family="paragraph">
      <loext:graphic-properties draw:fill="solid" draw:fill-color="#cfe7f5"/>
      <style:paragraph-properties fo:text-align="center"/>
    </style:style>
    <style:style style:name="P129"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officeooo:rsid="000aa9e0"/>
    </style:style>
    <style:style style:name="T11" style:family="text">
      <style:text-properties officeooo:rsid="000b51b7"/>
    </style:style>
    <style:style style:name="T12" style:family="text">
      <style:text-properties officeooo:rsid="0010371f"/>
    </style:style>
    <style:style style:name="T13" style:family="text">
      <style:text-properties officeooo:rsid="0010597b"/>
    </style:style>
    <style:style style:name="T14" style:family="text">
      <style:text-properties officeooo:rsid="0010e9ba"/>
    </style:style>
    <style:style style:name="T15" style:family="text">
      <style:text-properties officeooo:rsid="00165ebc"/>
    </style:style>
    <style:style style:name="T16" style:family="text">
      <style:text-properties officeooo:rsid="0017a579"/>
    </style:style>
    <style:style style:name="T17" style:family="text">
      <style:text-properties officeooo:rsid="001b2f1f"/>
    </style:style>
    <style:style style:name="T18" style:family="text">
      <style:text-properties officeooo:rsid="001c4e02"/>
    </style:style>
    <style:style style:name="T19" style:family="text">
      <style:text-properties officeooo:rsid="001e22b5"/>
    </style:style>
    <style:style style:name="T20" style:family="text">
      <style:text-properties officeooo:rsid="001faf17"/>
    </style:style>
    <style:style style:name="T21" style:family="text">
      <style:text-properties officeooo:rsid="0021e530"/>
    </style:style>
    <style:style style:name="T22" style:family="text">
      <style:text-properties officeooo:rsid="00220727"/>
    </style:style>
    <style:style style:name="T23" style:family="text">
      <style:text-properties officeooo:rsid="00228721"/>
    </style:style>
    <style:style style:name="T24" style:family="text">
      <style:text-properties officeooo:rsid="0022d827"/>
    </style:style>
    <style:style style:name="T25" style:family="text">
      <style:text-properties officeooo:rsid="00234f3d"/>
    </style:style>
    <style:style style:name="T26" style:family="text">
      <style:text-properties officeooo:rsid="00239b5f"/>
    </style:style>
    <style:style style:name="T27" style:family="text">
      <style:text-properties officeooo:rsid="0024c22e"/>
    </style:style>
    <style:style style:name="T28" style:family="text">
      <style:text-properties officeooo:rsid="0024d9e2"/>
    </style:style>
    <style:style style:name="T29" style:family="text">
      <style:text-properties officeooo:rsid="00257278"/>
    </style:style>
    <style:style style:name="T30" style:family="text">
      <style:text-properties style:text-underline-style="none" officeooo:rsid="00257278"/>
    </style:style>
    <style:style style:name="T31" style:family="text">
      <style:text-properties style:text-underline-style="none" officeooo:rsid="0029ad73"/>
    </style:style>
    <style:style style:name="T32" style:family="text">
      <style:text-properties officeooo:rsid="00279039"/>
    </style:style>
    <style:style style:name="T33" style:family="text">
      <style:text-properties officeooo:rsid="00286751"/>
    </style:style>
    <style:style style:name="T34" style:family="text">
      <style:text-properties fo:font-weight="bold" style:font-weight-asian="bold" style:font-weight-complex="bold"/>
    </style:style>
    <style:style style:name="T35" style:family="text">
      <style:text-properties fo:font-weight="bold" officeooo:rsid="00286751" style:font-weight-asian="bold" style:font-weight-complex="bold"/>
    </style:style>
    <style:style style:name="T36" style:family="text">
      <style:text-properties officeooo:rsid="0029ad73"/>
    </style:style>
    <style:style style:name="T37" style:family="text">
      <style:text-properties officeooo:rsid="002b118e"/>
    </style:style>
    <style:style style:name="T38" style:family="text">
      <style:text-properties officeooo:rsid="002f1e49"/>
    </style:style>
    <style:style style:name="T39" style:family="text">
      <style:text-properties officeooo:rsid="003156f9"/>
    </style:style>
    <style:style style:name="T40" style:family="text">
      <style:text-properties fo:font-weight="normal" officeooo:rsid="003156f9" style:font-weight-asian="normal" style:font-weight-complex="normal"/>
    </style:style>
    <style:style style:name="T41" style:family="text">
      <style:text-properties officeooo:rsid="0032c29e"/>
    </style:style>
    <style:style style:name="T42" style:family="text">
      <style:text-properties officeooo:rsid="00348899"/>
    </style:style>
    <style:style style:name="T43" style:family="text">
      <style:text-properties officeooo:rsid="0035f589"/>
    </style:style>
    <style:style style:name="T44" style:family="text">
      <style:text-properties officeooo:rsid="003bc81a"/>
    </style:style>
    <style:style style:name="T45" style:family="text">
      <style:text-properties officeooo:rsid="003eaac1"/>
    </style:style>
    <style:style style:name="T46" style:family="text">
      <style:text-properties officeooo:rsid="004256d8"/>
    </style:style>
    <style:style style:name="T47" style:family="text">
      <style:text-properties officeooo:rsid="0043702b"/>
    </style:style>
    <style:style style:name="T48" style:family="text">
      <style:text-properties officeooo:rsid="0044f1ec"/>
    </style:style>
    <style:style style:name="T49" style:family="text">
      <style:text-properties officeooo:rsid="0048e29e"/>
    </style:style>
    <style:style style:name="T50" style:family="text">
      <style:text-properties officeooo:rsid="004b0812"/>
    </style:style>
    <style:style style:name="T51" style:family="text">
      <style:text-properties officeooo:rsid="004df2ae"/>
    </style:style>
    <style:style style:name="T52" style:family="text">
      <style:text-properties officeooo:rsid="004f246f"/>
    </style:style>
    <style:style style:name="T53" style:family="text">
      <style:text-properties officeooo:rsid="0050d0b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3-12T09:44:20.297534172">March 12, 2020</text:date></text:p>
      <text:p text:style-name="P3">PROPOSE<text:span text:style-name="T46">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_Toc2580_657641487" text:style-name="Index_20_Link" text:visited-style-name="Index_20_Link">Overview<text:tab/>2</text:a></text:p>
          <text:p text:style-name="P118"><text:a xlink:type="simple" xlink:href="#__RefHeading___Toc5886_657641487" text:style-name="Index_20_Link" text:visited-style-name="Index_20_Link">Background<text:tab/>2</text:a></text:p>
          <text:p text:style-name="P118"><text:a xlink:type="simple" xlink:href="#__RefHeading___Toc5888_657641487" text:style-name="Index_20_Link" text:visited-style-name="Index_20_Link">Conventions<text:tab/>2</text:a></text:p>
          <text:p text:style-name="P118"><text:a xlink:type="simple" xlink:href="#__RefHeading___Toc5890_657641487" text:style-name="Index_20_Link" text:visited-style-name="Index_20_Link">Supported Features<text:tab/>2</text:a></text:p>
          <text:p text:style-name="P118"><text:a xlink:type="simple" xlink:href="#__RefHeading___Toc5892_657641487" text:style-name="Index_20_Link" text:visited-style-name="Index_20_Link">Dropped Support<text:tab/>2</text:a></text:p>
          <text:p text:style-name="P118"><text:a xlink:type="simple" xlink:href="#__RefHeading___Toc5894_657641487" text:style-name="Index_20_Link" text:visited-style-name="Index_20_Link">New Commands<text:tab/>2</text:a></text:p>
          <text:p text:style-name="P121"><text:a xlink:type="simple" xlink:href="#__RefHeading___Toc2582_657641487" text:style-name="Index_20_Link" text:visited-style-name="Index_20_Link">DipSwitch definitions (H8-SW1):<text:tab/>3</text:a></text:p>
          <text:p text:style-name="P121"><text:a xlink:type="simple" xlink:href="#__RefHeading___Toc2584_657641487" text:style-name="Index_20_Link" text:visited-style-name="Index_20_Link">Console/Keypad operation<text:tab/>3</text:a></text:p>
          <text:p text:style-name="P121"><text:a xlink:type="simple" xlink:href="#__RefHeading___Toc2586_657641487" text:style-name="Index_20_Link" text:visited-style-name="Index_20_Link">Booting (console)<text:tab/>4</text:a></text:p>
          <text:p text:style-name="P121"><text:a xlink:type="simple" xlink:href="#__RefHeading___Toc2588_657641487" text:style-name="Index_20_Link" text:visited-style-name="Index_20_Link">Booting (front panel)<text:tab/>5</text:a></text:p>
          <text:p text:style-name="P118"><text:a xlink:type="simple" xlink:href="#__RefHeading___Toc5900_657641487" text:style-name="Index_20_Link" text:visited-style-name="Index_20_Link">Universal boot<text:tab/>5</text:a></text:p>
          <text:p text:style-name="P118"><text:a xlink:type="simple" xlink:href="#__RefHeading___Toc5902_657641487" text:style-name="Index_20_Link" text:visited-style-name="Index_20_Link">One-key boot<text:tab/>5</text:a></text:p>
          <text:p text:style-name="P121"><text:a xlink:type="simple" xlink:href="#__RefHeading___Toc2590_657641487" text:style-name="Index_20_Link" text:visited-style-name="Index_20_Link">Boot Device Designations<text:tab/>6</text:a></text:p>
          <text:p text:style-name="P121"><text:a xlink:type="simple" xlink:href="#__RefHeading___Toc2592_657641487" text:style-name="Index_20_Link" text:visited-style-name="Index_20_Link">Console Commands Summary<text:tab/>7</text:a></text:p>
          <text:p text:style-name="P118"><text:a xlink:type="simple" xlink:href="#__RefHeading___Toc13670_657641487" text:style-name="Index_20_Link" text:visited-style-name="Index_20_Link">Config Setup<text:tab/>8</text:a></text:p>
          <text:p text:style-name="P121"><text:a xlink:type="simple" xlink:href="#__RefHeading___Toc2594_657641487" text:style-name="Index_20_Link" text:visited-style-name="Index_20_Link">Updating the ROM<text:tab/>10</text:a></text:p>
          <text:p text:style-name="P121"><text:a xlink:type="simple" xlink:href="#__RefHeading___Toc2596_657641487" text:style-name="Index_20_Link" text:visited-style-name="Index_20_Link">ROM Flash Details (Z80-based systems)<text:tab/>11</text:a></text:p>
          <text:p text:style-name="P121"><text:a xlink:type="simple" xlink:href="#__RefHeading___Toc2598_657641487" text:style-name="Index_20_Link" text:visited-style-name="Index_20_Link">ROM Layout<text:tab/>12</text:a></text:p>
          <text:p text:style-name="P121"><text:a xlink:type="simple" xlink:href="#__RefHeading___Toc2600_657641487" text:style-name="Index_20_Link" text:visited-style-name="Index_20_Link">ROM Extension Modules<text:tab/>14</text:a></text:p>
          <text:p text:style-name="P121"><text:a xlink:type="simple" xlink:href="#__RefHeading___Toc3031_657641487" text:style-name="Index_20_Link" text:visited-style-name="Index_20_Link">Boot Semantics<text:tab/>16</text:a></text:p>
        </text:index-body>
      </text:table-of-content>
      <text:p text:style-name="P2"/>
      <text:p text:style-name="P2"/>
      <text:h text:style-name="P117" text:outline-level="3"/>
      <text:h text:style-name="P119"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2">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3506166873" text:style-name="L1">
        <text:list-item>
          <text:p text:style-name="P104">Operating systems (boot): HDOS 2 and 3, Heath CP/M 2, MMS CP/M 2 and 3 (others TBD).</text:p>
        </text:list-item>
        <text:list-item>
          <text:p text:style-name="P104">Boot devices: H17, H47, H37, H67, GIDE, WizNet, <text:span text:style-name="T14">VDIP1</text:span></text:p>
        </text:list-item>
        <text:list-item>
          <text:p text:style-name="P105">Console commands: Boot, <text:span text:style-name="T1">Go, Memory test, PC, Substitute, Terminal mode, Version</text:span></text:p>
        </text:list-item>
        <text:list-item>
          <text:p text:style-name="P106">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3591035820" text:style-name="L2">
        <text:list-item>
          <text:p text:style-name="P107">baud Rate command, auto-baud detect, and any other dependency on the H19 as the console terminal.</text:p>
        </text:list-item>
        <text:list-item>
          <text:p text:style-name="P107">Boot support for MMS MagNET, Corvus, XComp, and REMEX devices.</text:p>
        </text:list-item>
        <text:list-item>
          <text:p text:style-name="P107">Auto-boot.</text:p>
        </text:list-item>
        <text:list-item>
          <text:p text:style-name="P108">Boot by physical drive number.</text:p>
        </text:list-item>
      </text:list>
      <text:p text:style-name="P6"/>
      <text:h text:style-name="Heading_20_3" text:outline-level="3"><text:bookmark-start text:name="__RefHeading___Toc5894_657641487"/>New Commands<text:bookmark-end text:name="__RefHeading___Toc5894_657641487"/></text:h>
      <text:p text:style-name="P86">L – List boot modules available in ROM</text:p>
      <text:p text:style-name="P86"><text:span text:style-name="T28">H</text:span> – <text:span text:style-name="T28">boot Help – list boot module details</text:span></text:p>
      <text:p text:style-name="P87">D – Dump memory (hex, ASCII)</text:p>
      <text:p text:style-name="P88">C – Config setup – System configuration <text:span text:style-name="T42">stored</text:span> in EEPROM</text:p>
      <text:h text:style-name="P119"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54">7</text:p>
          </table:table-cell>
          <table:table-cell table:style-name="Table1.A1" office:value-type="string">
            <text:p text:style-name="P54">6</text:p>
          </table:table-cell>
          <table:table-cell table:style-name="Table1.A1" office:value-type="string">
            <text:p text:style-name="P54">5</text:p>
          </table:table-cell>
          <table:table-cell table:style-name="Table1.A1" office:value-type="string">
            <text:p text:style-name="P54">4</text:p>
          </table:table-cell>
          <table:table-cell table:style-name="Table1.A1" office:value-type="string">
            <text:p text:style-name="P54">3</text:p>
          </table:table-cell>
          <table:table-cell table:style-name="Table1.A1" office:value-type="string">
            <text:p text:style-name="P54">2</text:p>
          </table:table-cell>
          <table:table-cell table:style-name="Table1.A1" office:value-type="string">
            <text:p text:style-name="P54">1</text:p>
          </table:table-cell>
          <table:table-cell table:style-name="Table1.H1" office:value-type="string">
            <text:p text:style-name="P54">0</text:p>
          </table:table-cell>
        </table:table-row>
        <table:table-row>
          <table:table-cell table:style-name="Table1.A2" office:value-type="string">
            <text:p text:style-name="P59">Baud</text:p>
            <text:p text:style-name="P58">0 = 9600</text:p>
            <text:p text:style-name="P58">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20">VDIP1</text:span></text:p>
            <text:p text:style-name="P7">1 0 1 = GIDE</text:p>
            <text:p text:style-name="P7">1 1 0 = WizNet</text:p>
            <text:p text:style-name="P7">1 1 1 = <text:span text:style-name="T39">Use config setup values</text:span></text:p>
          </table:table-cell>
          <table:covered-table-cell/>
          <table:covered-table-cell/>
          <table:table-cell table:style-name="Table1.A2" table:number-columns-spanned="2" office:value-type="string">
            <text:p text:style-name="P60">Port 78H/170Q</text:p>
            <text:p text:style-name="P53">0 0 = H37</text:p>
            <text:p text:style-name="P53">0 1 = H47</text:p>
            <text:p text:style-name="P53">1 0 = H67</text:p>
            <text:p text:style-name="P53">1 1 = unused</text:p>
          </table:table-cell>
          <table:covered-table-cell/>
          <table:table-cell table:style-name="Table1.G2" table:number-columns-spanned="2" office:value-type="string">
            <text:p text:style-name="P60">Port 7CH/174Q</text:p>
            <text:p text:style-name="P53">0 0 = H17</text:p>
            <text:p text:style-name="P53">0 1 = H47</text:p>
            <text:p text:style-name="P53">1 0 = H67</text:p>
            <text:p text:style-name="P53">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119" text:outline-level="2"><text:bookmark-start text:name="__RefHeading___Toc2586_657641487"/>Booting (console)<text:bookmark-end text:name="__RefHeading___Toc2586_657641487"/></text:h>
      <text:p text:style-name="P11"/>
      <text:p text:style-name="P13">Note that backspace, or other edit keys, do not function when entering commands <text:span text:style-name="T47">(with one exception)</text:span>. However, the <text:span text:style-name="T16">DELETE</text:span> key <text:span text:style-name="T16">(ASCII “DEL”, 7FH)</text:span> may be used to cancel a command.</text:p>
      <text:p text:style-name="P13"/>
      <text:p text:style-name="P12">H8: <text:span text:style-name="T3">B</text:span>oot <text:span text:style-name="T3">L</text:span>L-<text:span text:style-name="T3">D:string</text:span><text:span text:style-name="T4">(cr)</text:span></text:p>
      <text:p text:style-name="P12"/>
      <text:list xml:id="list4271211249" text:style-name="L3">
        <text:list-item>
          <text:p text:style-name="P109">The key ‘B’ starts the boot command. The monitor echos “Boot ” and waits for more characters.</text:p>
          <text:list>
            <text:list-item>
              <text:p text:style-name="P109"><text:s/>RETURN may be pressed in order to boot the default device, or more characters may be entered to define the desired boot device, unit, etc.</text:p>
            </text:list-item>
          </text:list>
        </text:list-item>
        <text:list-item>
          <text:p text:style-name="P109">The next character must be a letter, which selects the type of device to boot. One exception is the letter ‘A’ which selects whatever is defined as the default device.</text:p>
          <text:list>
            <text:list-item>
              <text:p text:style-name="P109">When a letter is entered, it will be echoed twice followed by a dash.</text:p>
            </text:list-item>
            <text:list-item>
              <text:p text:style-name="P109">RETURN may be pressed in order to boot unit 0, or more characters may be entered.</text:p>
            </text:list-item>
          </text:list>
        </text:list-item>
        <text:list-item>
          <text:p text:style-name="P109">Next a digit is entered to define the unit. The exact definition of this digit (“unit”) varies between different devices. <text:span text:style-name="T50">The value is in hexadecimal, for the WizNet server ID, but most devices only accept a small number (single decimal digit).</text:span></text:p>
          <text:list>
            <text:list-item>
              <text:p text:style-name="P110">RETURN may be pressed in order to boot the designated unit, <text:span text:style-name="T2">or more characters may be entered.</text:span></text:p>
            </text:list-item>
          </text:list>
        </text:list-item>
        <text:list-item>
          <text:p text:style-name="P110">Next the colon character (‘:’) followed by an alpha-numeric string may be entered.</text:p>
          <text:list>
            <text:list-item>
              <text:p text:style-name="P110">Interpretation of this string depends entirely on the boot target.</text:p>
            </text:list-item>
            <text:list-item>
              <text:p text:style-name="P110">Some boot targets completely ignore this string.</text:p>
            </text:list-item>
            <text:list-item>
              <text:p text:style-name="P111">Backspace may be used for corrections when entering the string.</text:p>
            </text:list-item>
            <text:list-item>
              <text:p text:style-name="P113">Only printable ASCII characters may be entered, including blank space.</text:p>
            </text:list-item>
            <text:list-item>
              <text:p text:style-name="P113">A maximum of 127 characters may be entered.</text:p>
            </text:list-item>
          </text:list>
        </text:list-item>
      </text:list>
      <text:p text:style-name="P11"/>
      <text:p text:style-name="P84">String interpretations:</text:p>
      <text:p text:style-name="P83">GIDE (X):<text:tab/>digit for <text:span text:style-name="T37">partition</text:span>, letter for (256M) segment. Any order. Defaults are ‘0’ and ‘A’.</text:p>
      <text:p text:style-name="P83">VDIP1 (V):<text:tab/>file name to boot, default suffix is “.sys”.</text:p>
      <text:p text:style-name="P83">WizNet (W):<text:tab/>file name to boot, default suffix is “.sys”.</text:p>
      <text:p text:style-name="P83">H67 (E):<text:tab/>partition number (digit).</text:p>
      <text:p text:style-name="P11"/>
      <text:h text:style-name="P119" text:outline-level="2"><text:bookmark-start text:name="__RefHeading___Toc2588_657641487"/>Booting (front panel)<text:bookmark-end text:name="__RefHeading___Toc2588_657641487"/></text:h>
      <text:p text:style-name="P13"/>
      <text:p text:style-name="P25">Note, booting through the front panel does not permit specification of a boot string. Some boot features will not be available.</text:p>
      <text:p text:style-name="P13"/>
      <text:h text:style-name="Heading_20_3" text:outline-level="3"><text:bookmark-start text:name="__RefHeading___Toc5900_657641487"/>Universal boot<text:bookmark-end text:name="__RefHeading___Toc5900_657641487"/></text:h>
      <text:p text:style-name="P13"/>
      <text:list xml:id="list2895015052" text:style-name="L4">
        <text:list-item>
          <text:p text:style-name="P112">Press the “0” key to start the Universal Boot sequence.</text:p>
        </text:list-item>
        <text:list-item>
          <text:p text:style-name="P112">Display shows “dEU” (for “device”). Press a key “0” through “5” to select the device. <text:span text:style-name="T11">The device mnemonic will be displayed in the first 3 elements. Fixed-port devices will also display the port in the middle 3 elements.</text:span></text:p>
        </text:list-item>
        <text:list-item>
          <text:p text:style-name="P112">If display shows “Por” (for “port”), select I/O port using “0” through “3”. <text:span text:style-name="T11">Port will be displayed in the middle 3 elements.</text:span></text:p>
        </text:list-item>
        <text:list-item>
          <text:p text:style-name="P112">Display shows “Uni” (for “unit”), select the unit number using “0” through “9”.</text:p>
        </text:list-item>
      </text:list>
      <text:p text:style-name="P15"/>
      <text:p text:style-name="P48">Boot will commence automatically after selecting the unit.</text:p>
      <text:p text:style-name="P13"/>
      <text:h text:style-name="Heading_20_3" text:outline-level="3"><text:bookmark-start text:name="__RefHeading___Toc5902_657641487"/>One-key boot<text:bookmark-end text:name="__RefHeading___Toc5902_657641487"/></text:h>
      <text:p text:style-name="P13"/>
      <text:p text:style-name="P14">The primary or secondary boot device may be selected using the “1” and “2” keys, respectively. “<text:span text:style-name="T10">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3"/>
      <text:p text:style-name="P9"/>
      <text:p text:style-name="P13"/>
      <text:h text:style-name="P119"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5">Letter</text:p>
          </table:table-cell>
          <table:table-cell table:style-name="Table2.A1" office:value-type="string">
            <text:p text:style-name="P57">Phy Drv</text:p>
          </table:table-cell>
          <table:table-cell table:style-name="Table2.A1" office:value-type="string">
            <text:p text:style-name="P55">Device Descr.</text:p>
          </table:table-cell>
          <table:table-cell table:style-name="Table2.A1" office:value-type="string">
            <text:p text:style-name="P55">Num Units</text:p>
          </table:table-cell>
          <table:table-cell table:style-name="Table2.A1" office:value-type="string">
            <text:p text:style-name="P55">H8-FP key</text:p>
          </table:table-cell>
          <table:table-cell table:style-name="Table2.F1" office:value-type="string">
            <text:p text:style-name="P56">Cmd String</text:p>
          </table:table-cell>
        </table:table-row>
        <table:table-row>
          <table:table-cell table:style-name="Table2.A2" office:value-type="string">
            <text:p text:style-name="P61">A</text:p>
          </table:table-cell>
          <table:table-cell table:style-name="Table2.B2" table:number-columns-spanned="5" office:value-type="string">
            <text:p text:style-name="P63">(default device selection dictates parameters)</text:p>
          </table:table-cell>
          <table:covered-table-cell/>
          <table:covered-table-cell/>
          <table:covered-table-cell/>
          <table:covered-table-cell/>
        </table:table-row>
        <table:table-row>
          <table:table-cell table:style-name="Table2.A2" office:value-type="string">
            <text:p text:style-name="P61">B</text:p>
          </table:table-cell>
          <table:table-cell table:style-name="Table2.A2" office:value-type="string">
            <text:p text:style-name="P66">0</text:p>
          </table:table-cell>
          <table:table-cell table:style-name="Table2.A2" office:value-type="string">
            <text:p text:style-name="P61">H17</text:p>
          </table:table-cell>
          <table:table-cell table:style-name="Table2.A2" office:value-type="string">
            <text:p text:style-name="P61">3</text:p>
          </table:table-cell>
          <table:table-cell table:style-name="Table2.A2" office:value-type="string">
            <text:p text:style-name="P65">0</text:p>
          </table:table-cell>
          <table:table-cell table:style-name="Table2.B2" office:value-type="string">
            <text:p text:style-name="P63">n/u</text:p>
          </table:table-cell>
        </table:table-row>
        <table:table-row>
          <table:table-cell table:style-name="Table2.A2" office:value-type="string">
            <text:p text:style-name="P61">C</text:p>
          </table:table-cell>
          <table:table-cell table:style-name="Table2.A2" office:value-type="string">
            <text:p text:style-name="P66">46</text:p>
          </table:table-cell>
          <table:table-cell table:style-name="Table2.A2" office:value-type="string">
            <text:p text:style-name="P61">H37</text:p>
          </table:table-cell>
          <table:table-cell table:style-name="Table2.A2" office:value-type="string">
            <text:p text:style-name="P61">4</text:p>
          </table:table-cell>
          <table:table-cell table:style-name="Table2.A2" office:value-type="string">
            <text:p text:style-name="P65">3</text:p>
          </table:table-cell>
          <table:table-cell table:style-name="Table2.B2" office:value-type="string">
            <text:p text:style-name="P63">n/u</text:p>
          </table:table-cell>
        </table:table-row>
        <table:table-row>
          <table:table-cell table:style-name="Table2.A2" office:value-type="string">
            <text:p text:style-name="P61">D</text:p>
          </table:table-cell>
          <table:table-cell table:style-name="Table2.A2" office:value-type="string">
            <text:p text:style-name="P66">5</text:p>
          </table:table-cell>
          <table:table-cell table:style-name="Table2.A2" office:value-type="string">
            <text:p text:style-name="P61">H47</text:p>
          </table:table-cell>
          <table:table-cell table:style-name="Table2.A2" office:value-type="string">
            <text:p text:style-name="P61">4</text:p>
          </table:table-cell>
          <table:table-cell table:style-name="Table2.A2" office:value-type="string">
            <text:p text:style-name="P65">1</text:p>
          </table:table-cell>
          <table:table-cell table:style-name="Table2.B2" office:value-type="string">
            <text:p text:style-name="P63">n/u</text:p>
          </table:table-cell>
        </table:table-row>
        <table:table-row>
          <table:table-cell table:style-name="Table2.A2" office:value-type="string">
            <text:p text:style-name="P61">E</text:p>
          </table:table-cell>
          <table:table-cell table:style-name="Table2.A2" office:value-type="string">
            <text:p text:style-name="P66">3</text:p>
          </table:table-cell>
          <table:table-cell table:style-name="Table2.A2" office:value-type="string">
            <text:p text:style-name="P61">H67</text:p>
          </table:table-cell>
          <table:table-cell table:style-name="Table2.A2" office:value-type="string">
            <text:p text:style-name="P61">2</text:p>
          </table:table-cell>
          <table:table-cell table:style-name="Table2.A2" office:value-type="string">
            <text:p text:style-name="P65">2</text:p>
          </table:table-cell>
          <table:table-cell table:style-name="Table2.B2" office:value-type="string">
            <text:p text:style-name="P63">n/u</text:p>
          </table:table-cell>
        </table:table-row>
        <table:table-row>
          <table:table-cell table:style-name="Table2.A2" office:value-type="string">
            <text:p text:style-name="P61">F</text:p>
          </table:table-cell>
          <table:table-cell table:style-name="Table2.A2" office:value-type="string">
            <text:p text:style-name="P61"/>
          </table:table-cell>
          <table:table-cell table:style-name="Table2.C7" table:number-columns-spanned="4" office:value-type="string">
            <text:p text:style-name="P61"><text:span text:style-name="T15">R</text:span>eserved</text:p>
          </table:table-cell>
          <table:covered-table-cell/>
          <table:covered-table-cell/>
          <table:covered-table-cell/>
        </table:table-row>
        <table:table-row>
          <table:table-cell table:style-name="Table2.A2" office:value-type="string">
            <text:p text:style-name="P61">G</text:p>
          </table:table-cell>
          <table:table-cell table:style-name="Table2.A2" office:value-type="string">
            <text:p text:style-name="P61"/>
          </table:table-cell>
          <table:table-cell table:style-name="Table2.C8" table:number-columns-spanned="4" office:value-type="string">
            <text:p text:style-name="P61">MMS77314 REMEX(deprecated)</text:p>
          </table:table-cell>
          <table:covered-table-cell/>
          <table:covered-table-cell/>
          <table:covered-table-cell/>
        </table:table-row>
        <table:table-row>
          <table:table-cell table:style-name="Table2.A2" office:value-type="string">
            <text:p text:style-name="P61">H</text:p>
          </table:table-cell>
          <table:table-cell table:style-name="Table2.A2" office:value-type="string">
            <text:p text:style-name="P61"/>
          </table:table-cell>
          <table:table-cell table:style-name="Table2.C8" table:number-columns-spanned="4" office:value-type="string">
            <text:p text:style-name="P61">MMS77314 Corvus (deprecated)</text:p>
          </table:table-cell>
          <table:covered-table-cell/>
          <table:covered-table-cell/>
          <table:covered-table-cell/>
        </table:table-row>
        <table:table-row>
          <table:table-cell table:style-name="Table2.A2" office:value-type="string">
            <text:p text:style-name="P61">I</text:p>
          </table:table-cell>
          <table:table-cell table:style-name="Table2.A2" office:value-type="string">
            <text:p text:style-name="P66">29</text:p>
          </table:table-cell>
          <table:table-cell table:style-name="Table2.A2" office:value-type="string">
            <text:p text:style-name="P61">MMS77316 8”</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3">n/u</text:p>
          </table:table-cell>
        </table:table-row>
        <table:table-row>
          <table:table-cell table:style-name="Table2.A2" office:value-type="string">
            <text:p text:style-name="P61">J</text:p>
          </table:table-cell>
          <table:table-cell table:style-name="Table2.A2" office:value-type="string">
            <text:p text:style-name="P66">33</text:p>
          </table:table-cell>
          <table:table-cell table:style-name="Table2.A2" office:value-type="string">
            <text:p text:style-name="P61">MMS77316 5.25”</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3">n/u</text:p>
          </table:table-cell>
        </table:table-row>
        <table:table-row>
          <table:table-cell table:style-name="Table2.A2" office:value-type="string">
            <text:p text:style-name="P61">K</text:p>
          </table:table-cell>
          <table:table-cell table:style-name="Table2.A2" office:value-type="string">
            <text:p text:style-name="P61"/>
          </table:table-cell>
          <table:table-cell table:style-name="Table2.C8" table:number-columns-spanned="4" office:value-type="string">
            <text:p text:style-name="P61">MMS77317 XCOMP (deprecated)</text:p>
          </table:table-cell>
          <table:covered-table-cell/>
          <table:covered-table-cell/>
          <table:covered-table-cell/>
        </table:table-row>
        <table:table-row>
          <table:table-cell table:style-name="Table2.A2" office:value-type="string">
            <text:p text:style-name="P61">L</text:p>
          </table:table-cell>
          <table:table-cell table:style-name="Table2.A2" office:value-type="string">
            <text:p text:style-name="P61"/>
          </table:table-cell>
          <table:table-cell table:style-name="Table2.C7" table:number-columns-spanned="4" office:value-type="string">
            <text:p text:style-name="P68">Reserved</text:p>
          </table:table-cell>
          <table:covered-table-cell/>
          <table:covered-table-cell/>
          <table:covered-table-cell/>
        </table:table-row>
        <table:table-row>
          <table:table-cell table:style-name="Table2.A2" office:value-type="string">
            <text:p text:style-name="P61">M</text:p>
          </table:table-cell>
          <table:table-cell table:style-name="Table2.A2" office:value-type="string">
            <text:p text:style-name="P66">40</text:p>
          </table:table-cell>
          <table:table-cell table:style-name="Table2.A2" office:value-type="string">
            <text:p text:style-name="P61">MMS77318 ramdisk</text:p>
          </table:table-cell>
          <table:table-cell table:style-name="Table2.A2" office:value-type="string">
            <text:p text:style-name="P61">1</text:p>
          </table:table-cell>
          <table:table-cell table:style-name="Table2.A2" office:value-type="string">
            <text:p text:style-name="Table_20_Contents"/>
          </table:table-cell>
          <table:table-cell table:style-name="Table2.B2" office:value-type="string">
            <text:p text:style-name="P63">n/u</text:p>
          </table:table-cell>
        </table:table-row>
        <table:table-row>
          <table:table-cell table:style-name="Table2.A2" office:value-type="string">
            <text:p text:style-name="P61">N</text:p>
          </table:table-cell>
          <table:table-cell table:style-name="Table2.A2" office:value-type="string">
            <text:p text:style-name="P61"/>
          </table:table-cell>
          <table:table-cell table:style-name="Table2.C8" table:number-columns-spanned="4" office:value-type="string">
            <text:p text:style-name="P61">MMS77422 MagNET (deprecated)</text:p>
          </table:table-cell>
          <table:covered-table-cell/>
          <table:covered-table-cell/>
          <table:covered-table-cell/>
        </table:table-row>
        <table:table-row>
          <table:table-cell table:style-name="Table2.A2" office:value-type="string">
            <text:p text:style-name="P61">O</text:p>
          </table:table-cell>
          <table:table-cell table:style-name="Table2.A2" office:value-type="string">
            <text:p text:style-name="P67"/>
          </table:table-cell>
          <table:table-cell table:style-name="Table2.A2" office:value-type="string">
            <text:p text:style-name="P61">MMS77320 Ctrl 0</text:p>
          </table:table-cell>
          <table:table-cell table:style-name="Table2.A2" office:value-type="string">
            <text:p text:style-name="P63">4</text:p>
          </table:table-cell>
          <table:table-cell table:style-name="Table2.A2" office:value-type="string">
            <text:p text:style-name="Table_20_Contents"/>
          </table:table-cell>
          <table:table-cell table:style-name="Table2.B2" office:value-type="string">
            <text:p text:style-name="P63">partition</text:p>
          </table:table-cell>
        </table:table-row>
        <table:table-row>
          <table:table-cell table:style-name="Table2.A2" office:value-type="string">
            <text:p text:style-name="P61">P</text:p>
          </table:table-cell>
          <table:table-cell table:style-name="Table2.A2" office:value-type="string">
            <text:p text:style-name="P61"/>
          </table:table-cell>
          <table:table-cell table:style-name="Table2.A2" office:value-type="string">
            <text:p text:style-name="P61">MMS77320 Ctrl <text:span text:style-name="T13">1</text:span></text:p>
          </table:table-cell>
          <table:table-cell table:style-name="Table2.A2" office:value-type="string">
            <text:p text:style-name="P63">4</text:p>
          </table:table-cell>
          <table:table-cell table:style-name="Table2.A2" office:value-type="string">
            <text:p text:style-name="Table_20_Contents"/>
          </table:table-cell>
          <table:table-cell table:style-name="Table2.B2" office:value-type="string">
            <text:p text:style-name="P63">partition</text:p>
          </table:table-cell>
        </table:table-row>
        <table:table-row>
          <table:table-cell table:style-name="Table2.A2" office:value-type="string">
            <text:p text:style-name="P61">Q</text:p>
          </table:table-cell>
          <table:table-cell table:style-name="Table2.A2" office:value-type="string">
            <text:p text:style-name="P61"/>
          </table:table-cell>
          <table:table-cell table:style-name="Table2.C7" table:number-columns-spanned="4" office:value-type="string">
            <text:p text:style-name="P62"><text:span text:style-name="T13">Reserved (was </text:span>MMS77320 Ctrl <text:span text:style-name="T13">2)</text:span></text:p>
          </table:table-cell>
          <table:covered-table-cell/>
          <table:covered-table-cell/>
          <table:covered-table-cell/>
        </table:table-row>
        <table:table-row>
          <table:table-cell table:style-name="Table2.A2" office:value-type="string">
            <text:p text:style-name="P61">R</text:p>
          </table:table-cell>
          <table:table-cell table:style-name="Table2.A2" office:value-type="string">
            <text:p text:style-name="P61"/>
          </table:table-cell>
          <table:table-cell table:style-name="Table2.C7" table:number-columns-spanned="4" office:value-type="string">
            <text:p text:style-name="P62"><text:span text:style-name="T13">Reserved (was </text:span>MMS77320 Ctrl <text:span text:style-name="T13">3)</text:span></text:p>
          </table:table-cell>
          <table:covered-table-cell/>
          <table:covered-table-cell/>
          <table:covered-table-cell/>
        </table:table-row>
        <table:table-row>
          <table:table-cell table:style-name="Table2.A2" office:value-type="string">
            <text:p text:style-name="P61">S</text:p>
          </table:table-cell>
          <table:table-cell table:style-name="Table2.A2" office:value-type="string">
            <text:p text:style-name="P61"/>
          </table:table-cell>
          <table:table-cell table:style-name="Table2.C7" table:number-columns-spanned="4" office:value-type="string">
            <text:p text:style-name="P61"><text:span text:style-name="T13">Reserved (was </text:span>MMS77320 Ctrl <text:span text:style-name="T13">4)</text:span></text:p>
          </table:table-cell>
          <table:covered-table-cell/>
          <table:covered-table-cell/>
          <table:covered-table-cell/>
        </table:table-row>
        <table:table-row>
          <table:table-cell table:style-name="Table2.A2" office:value-type="string">
            <text:p text:style-name="P61">T</text:p>
          </table:table-cell>
          <table:table-cell table:style-name="Table2.A2" office:value-type="string">
            <text:p text:style-name="P61"/>
          </table:table-cell>
          <table:table-cell table:style-name="Table2.C7" table:number-columns-spanned="4" office:value-type="string">
            <text:p text:style-name="P61"><text:span text:style-name="T13">Reserved (was </text:span>MMS77320 Ctrl <text:span text:style-name="T13">5)</text:span></text:p>
          </table:table-cell>
          <table:covered-table-cell/>
          <table:covered-table-cell/>
          <table:covered-table-cell/>
        </table:table-row>
        <table:table-row>
          <table:table-cell table:style-name="Table2.A2" office:value-type="string">
            <text:p text:style-name="P61">U</text:p>
          </table:table-cell>
          <table:table-cell table:style-name="Table2.A2" office:value-type="string">
            <text:p text:style-name="P61"/>
          </table:table-cell>
          <table:table-cell table:style-name="Table2.C7" table:number-columns-spanned="4" office:value-type="string">
            <text:p text:style-name="P61"><text:span text:style-name="T13">Reserved (was </text:span>MMS77320 Ctrl <text:span text:style-name="T13">6)</text:span></text:p>
          </table:table-cell>
          <table:covered-table-cell/>
          <table:covered-table-cell/>
          <table:covered-table-cell/>
        </table:table-row>
        <table:table-row>
          <table:table-cell table:style-name="Table2.A2" office:value-type="string">
            <text:p text:style-name="P61">V</text:p>
          </table:table-cell>
          <table:table-cell table:style-name="Table2.A2" office:value-type="string">
            <text:p text:style-name="P67">41</text:p>
          </table:table-cell>
          <table:table-cell table:style-name="Table2.A2" office:value-type="string">
            <text:p text:style-name="P64">VDIP1 (was <text:span text:style-name="T12">MMS77320 Ctrl 7</text:span>)</text:p>
          </table:table-cell>
          <table:table-cell table:style-name="Table2.A2" office:value-type="string">
            <text:p text:style-name="P63">1</text:p>
          </table:table-cell>
          <table:table-cell table:style-name="Table2.A2" office:value-type="string">
            <text:p text:style-name="P65">6</text:p>
          </table:table-cell>
          <table:table-cell table:style-name="Table2.B2" office:value-type="string">
            <text:p text:style-name="P63">file/prog</text:p>
          </table:table-cell>
        </table:table-row>
        <table:table-row>
          <table:table-cell table:style-name="Table2.A2" office:value-type="string">
            <text:p text:style-name="P61">W</text:p>
          </table:table-cell>
          <table:table-cell table:style-name="Table2.A2" office:value-type="string">
            <text:p text:style-name="P66">60</text:p>
          </table:table-cell>
          <table:table-cell table:style-name="Table2.A2" office:value-type="string">
            <text:p text:style-name="P63">WizNet</text:p>
          </table:table-cell>
          <table:table-cell table:style-name="Table2.A2" office:value-type="string">
            <text:p text:style-name="P120">255 <text:span text:style-name="T51">(00-FE)</text:span>*</text:p>
          </table:table-cell>
          <table:table-cell table:style-name="Table2.A2" office:value-type="string">
            <text:p text:style-name="P65">5</text:p>
          </table:table-cell>
          <table:table-cell table:style-name="Table2.B2" office:value-type="string">
            <text:p text:style-name="P63">file/prog</text:p>
          </table:table-cell>
        </table:table-row>
        <table:table-row>
          <table:table-cell table:style-name="Table2.A2" office:value-type="string">
            <text:p text:style-name="P61">X</text:p>
          </table:table-cell>
          <table:table-cell table:style-name="Table2.A2" office:value-type="string">
            <text:p text:style-name="P66">70</text:p>
          </table:table-cell>
          <table:table-cell table:style-name="Table2.A2" office:value-type="string">
            <text:p text:style-name="P61">GIDE</text:p>
          </table:table-cell>
          <table:table-cell table:style-name="Table2.A2" office:value-type="string">
            <text:p text:style-name="P70">2</text:p>
          </table:table-cell>
          <table:table-cell table:style-name="Table2.A2" office:value-type="string">
            <text:p text:style-name="P65">4</text:p>
          </table:table-cell>
          <table:table-cell table:style-name="Table2.B2" office:value-type="string">
            <text:p text:style-name="P63">segmnt/<text:span text:style-name="T37">partn</text:span></text:p>
          </table:table-cell>
        </table:table-row>
        <table:table-row>
          <table:table-cell table:style-name="Table2.A2" office:value-type="string">
            <text:p text:style-name="P61">Y</text:p>
          </table:table-cell>
          <table:table-cell table:style-name="Table2.A2" office:value-type="string">
            <text:p text:style-name="P61"/>
          </table:table-cell>
          <table:table-cell table:style-name="Table2.C7" table:number-columns-spanned="4" office:value-type="string">
            <text:p text:style-name="P69">Reserved</text:p>
          </table:table-cell>
          <table:covered-table-cell/>
          <table:covered-table-cell/>
          <table:covered-table-cell/>
        </table:table-row>
        <table:table-row>
          <table:table-cell table:style-name="Table2.A2" office:value-type="string">
            <text:p text:style-name="P61">Z</text:p>
          </table:table-cell>
          <table:table-cell table:style-name="Table2.A2" office:value-type="string">
            <text:p text:style-name="P61"/>
          </table:table-cell>
          <table:table-cell table:style-name="Table2.C7" table:number-columns-spanned="4" office:value-type="string">
            <text:p text:style-name="P69">Reserved</text:p>
          </table:table-cell>
          <table:covered-table-cell/>
          <table:covered-table-cell/>
          <table:covered-table-cell/>
        </table:table-row>
      </table:table>
      <text:p text:style-name="P16"/>
      <text:p text:style-name="P16">* <text:span text:style-name="T50">CP/NET server ID, not added to physical drive number</text:span></text:p>
      <text:h text:style-name="P119" text:outline-level="2"><text:bookmark-start text:name="__RefHeading___Toc2592_657641487"/>Console Commands <text:span text:style-name="T29">Summary</text:span><text:bookmark-end text:name="__RefHeading___Toc2592_657641487"/></text:h>
      <text:p text:style-name="P46">Note that backspace, or other edit keys, do not function when entering commands. However, the <text:span text:style-name="T16">DELETE</text:span> key <text:span text:style-name="T16">(ASCII “DEL”, 7FH)</text:span> may be used to cancel a command.</text:p>
      <text:p text:style-name="P10"/>
      <text:p text:style-name="P18"><text:span text:style-name="T3">B</text:span>oot <text:span text:style-name="T5">(cr)</text:span></text:p>
      <text:p text:style-name="P18"><text:span text:style-name="T3">B</text:span>oot <text:span text:style-name="T5">A</text:span><text:span text:style-name="T30">A</text:span>-<text:span text:style-name="T5">(cr)</text:span></text:p>
      <text:p text:style-name="P18"><text:span text:style-name="T3">B</text:span>oot <text:span text:style-name="T5">A</text:span><text:span text:style-name="T30">A</text:span>-<text:span text:style-name="T3">U</text:span><text:span text:style-name="T5">(cr)</text:span></text:p>
      <text:p text:style-name="P18"><text:span text:style-name="T3">B</text:span>oot <text:span text:style-name="T5">A</text:span><text:span text:style-name="T30">A</text:span>-<text:span text:style-name="T3">U:string</text:span><text:span text:style-name="T5">(cr)</text:span></text:p>
      <text:p text:style-name="P72">Boot from the default device, optionally specifying unit and string.</text:p>
      <text:p text:style-name="P18"><text:span text:style-name="T3">B</text:span>oot <text:span text:style-name="T8">L</text:span><text:span text:style-name="T31">L</text:span>-<text:span text:style-name="T5">(cr)</text:span></text:p>
      <text:p text:style-name="P18"><text:span text:style-name="T3">B</text:span>oot <text:span text:style-name="T8">L</text:span><text:span text:style-name="T31">L</text:span>-<text:span text:style-name="T3">U</text:span><text:span text:style-name="T5">(cr)</text:span></text:p>
      <text:p text:style-name="P18"><text:span text:style-name="T3">B</text:span>oot <text:span text:style-name="T8">L</text:span><text:span text:style-name="T31">L</text:span>-<text:span text:style-name="T3">U:string</text:span><text:span text:style-name="T5">(cr)</text:span></text:p>
      <text:p text:style-name="P73">Boot from device <text:span text:style-name="T36">L</text:span>, optionally specifying unit and string.</text:p>
      <text:p text:style-name="P17"/>
      <text:p text:style-name="P24"><text:span text:style-name="T3">C</text:span>onfig setup</text:p>
      <text:p text:style-name="P79"><text:span text:style-name="T39">Show/modify system configuration data in EEPROM. </text:span>See the “Config Setup” sub-section, below.</text:p>
      <text:p text:style-name="P17"/>
      <text:p text:style-name="P98"><text:span text:style-name="T3">D</text:span>ump <text:span text:style-name="T3">AAAA(cr)</text:span></text:p>
      <text:p text:style-name="P102"><text:span text:style-name="T3">D</text:span>ump <text:span text:style-name="T3">(cr)</text:span></text:p>
      <text:p text:style-name="P92">Dump 128 bytes of memory, in hex and ASCII, starting at address AAAA. If AA<text:span text:style-name="T52">A</text:span>A is not specified, starts where the last dump ended <text:span text:style-name="T32">or substitute started (or last memory address on front panel)</text:span>.</text:p>
      <text:p text:style-name="P17"/>
      <text:p text:style-name="P97"><text:span text:style-name="T3">G</text:span>o <text:span text:style-name="T3">AAAA(cr)</text:span></text:p>
      <text:p text:style-name="P101"><text:span text:style-name="T3">G</text:span>o <text:span text:style-name="T3">(cr)</text:span></text:p>
      <text:p text:style-name="P91">Go to (start execution at) address AAAA. If AAAA is not specified, use the PC of the saved debug registers.</text:p>
      <text:p text:style-name="P17"/>
      <text:p text:style-name="P19"><text:span text:style-name="T3">H</text:span>elp boot</text:p>
      <text:p text:style-name="P73">Print a table showing all boot modules/devices included in the ROM. Sample output:</text:p>
      <text:p text:style-name="P73"/>
      <text:p text:style-name="P103"><text:s/>GIDE <text:s text:c="2"/>X 4 70</text:p>
      <text:p text:style-name="P103"><text:s/>H17 <text:s text:c="3"/>B 0 00</text:p>
      <text:p text:style-name="P103">*H37 <text:s text:c="3"/>C 3 46</text:p>
      <text:p text:style-name="P103"><text:s/>H47 <text:s text:c="3"/>D 1 05</text:p>
      <text:p text:style-name="P103"><text:s/>H67 <text:s text:c="3"/>E 2 03</text:p>
      <text:p text:style-name="P103"><text:s/>VDIP1 <text:s/>V 6 41</text:p>
      <text:p text:style-name="P103"><text:s/>WizNet W 5 60</text:p>
      <text:p text:style-name="P103"><text:s/><text:span text:style-name="T45">Pri: - - -</text:span></text:p>
      <text:p text:style-name="P103"><text:s/><text:span text:style-name="T45">Sec: - - -</text:span></text:p>
      <text:p text:style-name="P74"/>
      <text:p text:style-name="P74">The first column is the device name, with an asterisk indicating the default device according to the dipswitch settings.</text:p>
      <text:p text:style-name="P74">Second column is the device letter to be used in the “<text:span text:style-name="T6">B</text:span><text:span text:style-name="T28">oot </text:span><text:span text:style-name="T6">X</text:span><text:span text:style-name="T28">X-...” </text:span>form of the boot command.</text:p>
      <text:p text:style-name="P74"><text:soft-page-break/>Third column is the Front Panel key for the front panel universal boot command sequence.</text:p>
      <text:p text:style-name="P74">Fourth column is the <text:span text:style-name="T50">base </text:span>physical drive number.</text:p>
      <text:p text:style-name="P75">“<text:span text:style-name="T45">Pri” is the primary/default boot device, used if the dipswitch setting is -111---- (will have the asterisk in this case). </text:span></text:p>
      <text:p text:style-name="P78">“Sec” is the secondary boot device, used by the front panel “secondary boot” command. If <text:s/>not set, the front panel command will fall-back to a loose interpretation of “the other” device based on dipswitch settings.</text:p>
      <text:p text:style-name="P19"/>
      <text:p text:style-name="P20"><text:span text:style-name="T3">L</text:span>ist boot modules</text:p>
      <text:p text:style-name="P74">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74">Run a simple 64K memory test. Use RESET to end the test.</text:p>
      <text:p text:style-name="P20"/>
      <text:p text:style-name="P96"><text:span text:style-name="T3">P</text:span>rog Counter <text:span text:style-name="T7">(cr)</text:span></text:p>
      <text:p text:style-name="P100"><text:span text:style-name="T3">P</text:span>rog Counter <text:span text:style-name="T3">AAAA(cr)</text:span></text:p>
      <text:p text:style-name="P89">Set the debug PC register. Note that the front panel debugger and console monitor use the same set of saved, debug, registers. If AAAA is not specified, then the current PC is displayed and the option given to change it.</text:p>
      <text:p text:style-name="P21"/>
      <text:p text:style-name="P99"><text:span text:style-name="T3">S</text:span>ubstitute <text:span text:style-name="T3">(cr)</text:span></text:p>
      <text:p text:style-name="P100"><text:span text:style-name="T3">S</text:span>ubstitute <text:span text:style-name="T3">AAAA(cr)</text:span></text:p>
      <text:p text:style-name="P90">Interactively alter memory. If no AAAA is specified, use the stored address from the last substitute or dump<text:span text:style-name="T32"> (or last memory address on front panel)</text:span>. <text:span text:style-name="T36">For each address, enter hex digits and (cr) to modify, (cr) to skip to next, ‘-’ to skip to previous, and ‘.’ to end command.</text:span></text:p>
      <text:p text:style-name="P21"/>
      <text:p text:style-name="P22"><text:span text:style-name="T3">T</text:span>erminal mode<text:span text:style-name="T3">(cr)</text:span></text:p>
      <text:p text:style-name="P76">Enter terminal mode, where the console is effectively connected to the “<text:span text:style-name="T33">modem” serial port (0D8H/330Q). Use RESET to return to monitor.</text:span></text:p>
      <text:p text:style-name="P21"/>
      <text:p text:style-name="P23"><text:span text:style-name="T3">V</text:span>ersion</text:p>
      <text:p text:style-name="P80">Display the ROM version.</text:p>
      <text:p text:style-name="P49"/>
      <text:h text:style-name="Heading_20_3" text:outline-level="3"><text:bookmark-start text:name="__RefHeading___Toc13670_657641487"/>Config Setup<text:bookmark-end text:name="__RefHeading___Toc13670_657641487"/></text:h>
      <text:p text:style-name="P51">Show/modify system configuration data in EEPROM (not functional if the 27C256 is being used). On a new ROM image, <text:span text:style-name="T41">it </text:span>will complain that the setup checksum is invalid and prompt if you want to clear (initialize a new image). This will also occur if the <text:span text:style-name="T41">setup data</text:span> gets corrupted. Values that may be set are:</text:p>
      <text:p text:style-name="P77"/>
      <text:p text:style-name="P94"><text:soft-page-break/>Primary/Default boot device (): </text:p>
      <text:p text:style-name="P93">Primary/Default boot unit (): </text:p>
      <text:p text:style-name="P93">Primary/Default boot string (): </text:p>
      <text:p text:style-name="P93">Secondary boot device (): </text:p>
      <text:p text:style-name="P93">Secondary boot unit (): </text:p>
      <text:p text:style-name="P93">Secondary boot string (): </text:p>
      <text:p text:style-name="P93">H8-512K RAM installed (N): </text:p>
      <text:p text:style-name="P93">H67 Port (FF=use SW1) (FF): </text:p>
      <text:p text:style-name="P93">H47 Port (FF=use SW1) (FF): </text:p>
      <text:p text:style-name="P93">H37 Port (FF=use SW1) (FF): </text:p>
      <text:p text:style-name="P77"/>
      <text:p text:style-name="P52">Current values are shown in parenthesis. Empty values indicate “no<text:span text:style-name="T42">t</text:span> set”. <text:span text:style-name="T44">Pressing ESC will reset a field to “not set”, and re-prompt for new value.</text:span></text:p>
      <text:p text:style-name="P51"/>
      <text:p text:style-name="P51">Boot devices are <text:span text:style-name="T42">a</text:span> single letter representing the device, as listed by the “<text:span text:style-name="T3">H</text:span>elp boot” command. <text:span text:style-name="T48">Boot units are decimal (0-255), but are not range-checked against boot device.</text:span></text:p>
      <text:p text:style-name="P51"/>
      <text:p text:style-name="P51">The H8-512K RAM setting is used by the monitor during RESET to save the low 16K of RAM before initializing the monitor. This way, a <text:span text:style-name="T44">full </text:span>core dump will <text:span text:style-name="T44">contain</text:span> what was running in low memory before the RESET, <text:span text:style-name="T44">albeit at a different physical location</text:span>. <text:span text:style-name="T41">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1"/>
      <text:p text:style-name="P50">The H67/H47/H37 ports, <text:span text:style-name="T48">in hexadecimal,</text:span> are used if set (if not FF). <text:span text:style-name="T48">O</text:span>therwise, <text:span text:style-name="T48">the</text:span> port must be <text:span text:style-name="T48">specified by</text:span> <text:span text:style-name="T48">the </text:span>dipswitches.</text:p>
      <text:p text:style-name="P52"/>
      <text:p text:style-name="P52">This command is implemented as an extension module.</text:p>
      <text:h text:style-name="P119" text:outline-level="2"><text:bookmark-start text:name="__RefHeading___Toc2594_657641487"/><text:span text:style-name="T35">Updating</text:span><text:span text:style-name="T34"> the ROM</text:span><text:bookmark-end text:name="__RefHeading___Toc2594_657641487"/></text:h>
      <text:p text:style-name="P26"/>
      <text:p text:style-name="P30">The standalone, VDIP1-based, program VFLASH.SYS is used to update the entire ROM image from a file (<text:span text:style-name="T33">that is </text:span>also) on the USB stick <text:span text:style-name="T40">(not functional if the 27C256 is being used). </text:span>This program may be run using the boot command:</text:p>
      <text:p text:style-name="P28"/>
      <text:p text:style-name="P71">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7">or may verify and retry each page</text:span>). <text:span text:style-name="T21">An example session is:</text:span></text:p>
      <text:p text:style-name="P29"/>
      <text:p text:style-name="P81">H8 Monitor v2.0(<text:span text:style-name="T21">alpha1</text:span>)</text:p>
      <text:p text:style-name="P81"/>
      <text:p text:style-name="P81">H8: <text:span text:style-name="T3">B</text:span>oot <text:span text:style-name="T3">V</text:span>V-<text:span text:style-name="T3">0:vflash</text:span><text:span text:style-name="T4">(cr)</text:span></text:p>
      <text:p text:style-name="P81"/>
      <text:p text:style-name="P81">VFLASH v1.0 - Update ROM from VDIP1</text:p>
      <text:p text:style-name="P81">Enter ROM image file: <text:span text:style-name="T3">H8MON2B.ROM</text:span><text:span text:style-name="T9">(cr)</text:span></text:p>
      <text:p text:style-name="P81">Clear setup data (Y/N)? <text:span text:style-name="T9">N(cr)</text:span></text:p>
      <text:p text:style-name="P81">Press RETURN to start flash: <text:span text:style-name="T4">(cr)</text:span></text:p>
      <text:p text:style-name="P81">ROM update complete</text:p>
      <text:p text:style-name="P81">Press RESET</text:p>
      <text:p text:style-name="P82">(reset)</text:p>
      <text:p text:style-name="P81">H8 Monitor v2.0(beta<text:span text:style-name="T33">2</text:span>)</text:p>
      <text:p text:style-name="P81"/>
      <text:p text:style-name="P81">H8: </text:p>
      <text:p text:style-name="P29"/>
      <text:p text:style-name="P42">During image file load and ROM flash, a “spinner” progress indicator is shown. Note that checksum computation, done at both the end of image load and the end of flash, does not advance the spinner.</text:p>
      <text:p text:style-name="P42"/>
      <text:p text:style-name="P47">The ROM update procedure does not overwrite (clear) the configuration setup data, unless you answer yes to the question asking that.</text:p>
      <text:p text:style-name="P47"/>
      <text:p text:style-name="P29">Note, if the flash fails then the system may not be usable (depending on the state of the core monitor code). The ROM chip will need to be removed and flashed on an external device.</text:p>
      <text:p text:style-name="P28"/>
      <text:h text:style-name="P119" text:outline-level="2"><text:bookmark-start text:name="__RefHeading___Toc2596_657641487"/>ROM Flash Details (Z80-based systems)<text:bookmark-end text:name="__RefHeading___Toc2596_657641487"/></text:h>
      <text:p text:style-name="P42"/>
      <text:p text:style-name="P28">The flashing scheme depends on the legacy map, in order to be able to fully load the <text:span text:style-name="T43">new</text:span> ROM image and verify it’s integrity <text:span text:style-name="T19">before starting the flash</text:span>. <text:span text:style-name="T21">The following figures and text describe the flash algorithm:</text:span></text:p>
      <text:p text:style-name="P28"/>
      <text:p text:style-name="P28"/>
      <text:p text:style-name="P95"><draw:custom-shape text:anchor-type="paragraph" draw:z-index="0" draw:name="Shape2" draw:style-name="gr1" svg:width="0.8335in" svg:height="0.365in" svg:x="0.5299in" svg:y="0.0508in"><text:p text:style-name="P122">Core (4k)</text:p><draw:enhanced-geometry svg:viewBox="0 0 21600 21600" draw:type="rectangle" draw:enhanced-path="M 0 0 L 21600 0 21600 21600 0 21600 0 0 Z N"/></draw:custom-shape><draw:custom-shape text:anchor-type="paragraph" draw:z-index="1" draw:name="Shape2" draw:style-name="gr2" draw:text-style-name="P12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2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24" svg:width="0.8335in" svg:height="0.365in" svg:x="0.5299in" svg:y="2.7591in"><text:p text:style-name="P122">vflash</text:p><draw:enhanced-geometry svg:viewBox="0 0 21600 21600" draw:type="rectangle" draw:enhanced-path="M 0 0 L 21600 0 21600 21600 0 21600 0 0 Z N"/></draw:custom-shape><draw:custom-shape text:anchor-type="paragraph" draw:z-index="5" draw:name="Shape2" draw:style-name="gr6" draw:text-style-name="P125" svg:width="0.8335in" svg:height="0.365in" svg:x="0.5299in" svg:y="1.228in"><text:p text:style-name="P122">Img (4k)</text:p><draw:enhanced-geometry svg:viewBox="0 0 21600 21600" draw:type="rectangle" draw:enhanced-path="M 0 0 L 21600 0 21600 21600 0 21600 0 0 Z N"/></draw:custom-shape><draw:custom-shape text:anchor-type="paragraph" draw:z-index="6" draw:name="Shape2" draw:style-name="gr7" draw:text-style-name="P125" svg:width="0.8335in" svg:height="1.1669in" svg:x="0.5299in" svg:y="1.5925in"><text:p text:style-name="P122">Img (28k)</text:p><draw:enhanced-geometry svg:viewBox="0 0 21600 21600" draw:type="rectangle" draw:enhanced-path="M 0 0 L 21600 0 21600 21600 0 21600 0 0 Z N"/></draw:custom-shape><draw:custom-shape text:anchor-type="paragraph" draw:z-index="7" draw:name="Shape2" draw:style-name="gr8" draw:text-style-name="P122" svg:width="0.8335in" svg:height="1.5315in" svg:x="2.1134in" svg:y="0.0508in"><text:p text:style-name="P122">Full 32k</text:p><draw:enhanced-geometry svg:viewBox="0 0 21600 21600" draw:type="rectangle" draw:enhanced-path="M 0 0 L 21600 0 21600 21600 0 21600 0 0 Z N"/></draw:custom-shape><draw:custom-shape text:anchor-type="paragraph" draw:z-index="8" draw:name="Shape2" draw:style-name="gr5" draw:text-style-name="P124" svg:width="0.8335in" svg:height="0.365in" svg:x="2.1134in" svg:y="2.7591in"><text:p text:style-name="P122">vflash</text:p><draw:enhanced-geometry svg:viewBox="0 0 21600 21600" draw:type="rectangle" draw:enhanced-path="M 0 0 L 21600 0 21600 21600 0 21600 0 0 Z N"/></draw:custom-shape><draw:custom-shape text:anchor-type="paragraph" draw:z-index="9" draw:name="Shape2" draw:style-name="gr7" draw:text-style-name="P125" svg:width="0.8335in" svg:height="1.1669in" svg:x="2.1134in" svg:y="1.5925in"><text:p text:style-name="P122">Img (28k)</text:p><draw:enhanced-geometry svg:viewBox="0 0 21600 21600" draw:type="rectangle" draw:enhanced-path="M 0 0 L 21600 0 21600 21600 0 21600 0 0 Z N"/></draw:custom-shape><draw:custom-shape text:anchor-type="paragraph" draw:z-index="2" draw:name="Shape2" draw:style-name="gr3" draw:text-style-name="P122" svg:width="0.8335in" svg:height="0.1776in" svg:x="0.5299in" svg:y="0.5925in"><text:p text:style-name="P122">H17</text:p><draw:enhanced-geometry svg:viewBox="0 0 21600 21600" draw:type="rectangle" draw:enhanced-path="M 0 0 L 21600 0 21600 21600 0 21600 0 0 Z N"/></draw:custom-shape></text:p>
      <text:p text:style-name="P31">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8">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1"/>
      <text:p text:style-name="P32">Note that flashing these devices requires writing 64 bytes at a time (with less than 150uS between bytes), and then polling the last byte written to wait for the flash write cycle to (begin and) complete.</text:p>
      <text:p text:style-name="P32"/>
      <text:h text:style-name="P119" text:outline-level="2"><text:bookmark-start text:name="__RefHeading___Toc2598_657641487"/>ROM Layout<text:bookmark-end text:name="__RefHeading___Toc2598_657641487"/></text:h>
      <text:p text:style-name="P40"/>
      <text:p text:style-name="P40">The ROM contents is organized as follows:</text:p>
      <text:p text:style-name="P41"><draw:custom-shape text:anchor-type="paragraph" draw:z-index="13" draw:name="Shape1" draw:style-name="gr12" draw:text-style-name="P129" svg:width="1.615in" svg:height="1.3752in" svg:x="0.4673in" svg:y="1.8709in"><text:p text:style-name="P122">2000-7FFF</text:p><text:p text:style-name="P122">Boot Modules,</text:p><text:p text:style-name="P122">Extended commands,</text:p><text:p text:style-name="P122">...</text:p><draw:enhanced-geometry svg:viewBox="0 0 21600 21600" draw:type="rectangle" draw:enhanced-path="M 0 0 L 21600 0 21600 21600 0 21600 0 0 Z N"/></draw:custom-shape></text:p>
      <text:p text:style-name="P41"><draw:custom-shape text:anchor-type="paragraph" draw:z-index="10" draw:name="Shape1" draw:style-name="gr9" draw:text-style-name="P126" svg:width="1.615in" svg:height="0.8732in" svg:x="0.4673in" svg:y="0.0228in"><text:p text:style-name="P122">0000-0FFF</text:p><text:p text:style-name="P122">Core monitor</text:p><draw:enhanced-geometry svg:viewBox="0 0 21600 21600" draw:type="rectangle" draw:enhanced-path="M 0 0 L 21600 0 21600 21600 0 21600 0 0 Z N"/></draw:custom-shape><draw:custom-shape text:anchor-type="paragraph" draw:z-index="11" draw:name="Shape1" draw:style-name="gr10" draw:text-style-name="P127" svg:width="1.615in" svg:height="0.3921in" svg:x="0.4673in" svg:y="0.8957in"><text:p text:style-name="P122">1000-17FF</text:p><text:p text:style-name="P122">Setup data</text:p><draw:enhanced-geometry svg:viewBox="0 0 21600 21600" draw:type="rectangle" draw:enhanced-path="M 0 0 L 21600 0 21600 21600 0 21600 0 0 Z N"/></draw:custom-shape><draw:custom-shape text:anchor-type="paragraph" draw:z-index="12" draw:name="Shape1" draw:style-name="gr11" draw:text-style-name="P128" svg:width="1.615in" svg:height="0.3921in" svg:x="0.4673in" svg:y="1.2874in"><text:p text:style-name="P122">1800-1FFF</text:p><text:p text:style-name="P122">H17 Floppy ROM</text:p><draw:enhanced-geometry svg:viewBox="0 0 21600 21600" draw:type="rectangle" draw:enhanced-path="M 0 0 L 21600 0 21600 21600 0 21600 0 0 Z N"/></draw:custom-shape><draw:custom-shape text:anchor-type="paragraph" draw:z-index="14" draw:name="Shape1" draw:style-name="gr13" draw:text-style-name="P126" svg:width="0.6776in" svg:height="0.1921in" svg:x="1.4047in" svg:y="2.8626in"><text:p text:style-name="P122">chksum</text:p><draw:enhanced-geometry svg:viewBox="0 0 21600 21600" draw:type="rectangle" draw:enhanced-path="M 0 0 L 21600 0 21600 21600 0 21600 0 0 Z N"/></draw:custom-shape></text:p>
      <text:p text:style-name="P40">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0"/>
      <text:p text:style-name="P40">The boot modules area is a variable-length region that may extend to the physical end of the ROM, <text:span text:style-name="T22">with the exception that the last 4 physical bytes contain a 32-bit checksum, stored little-endian</text:span>. <text:span text:style-name="T41">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0"/>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119" text:outline-level="2"><text:bookmark-start text:name="__RefHeading___Toc2600_657641487"/>ROM Extension Modules<text:bookmark-end text:name="__RefHeading___Toc2600_657641487"/></text:h>
      <text:p text:style-name="P33"/>
      <text:p text:style-name="P33">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3"/>
      <text:p text:style-name="P34">first: <text:s/>db <text:s text:c="5"/>HIGH (last-first) <text:s text:c="6"/>; +0: num pages</text:p>
      <text:p text:style-name="P34"><text:s text:c="8"/>db <text:s text:c="5"/>HIGH first <text:s text:c="13"/>; +1: ORG page</text:p>
      <text:p text:style-name="P34"><text:s text:c="8"/>db <text:s text:c="5"/><text:span text:style-name="T23">255</text:span>,<text:span text:style-name="T23">0</text:span> <text:s text:c="2"/>; +2,+3: phy drv base, num</text:p>
      <text:p text:style-name="P34"/>
      <text:p text:style-name="P34"><text:s text:c="8"/>jmp <text:s text:c="4"/>init <text:s text:c="3"/>; +4: init entry</text:p>
      <text:p text:style-name="P34"><text:s text:c="8"/>jmp <text:s text:c="4"/><text:span text:style-name="T23">exec</text:span> <text:s text:c="3"/>; +7: boot/<text:span text:style-name="T23">execute</text:span> entry</text:p>
      <text:p text:style-name="P34"/>
      <text:p text:style-name="P34"><text:s text:c="8"/>db <text:s text:c="5"/>'?' <text:s text:c="4"/>; +10: command letter</text:p>
      <text:p text:style-name="P34"><text:s text:c="8"/>db <text:s text:c="5"/>-<text:span text:style-name="T23">1</text:span> <text:s text:c="5"/>; +11: front panel key</text:p>
      <text:p text:style-name="P34"><text:s text:c="8"/>db <text:s text:c="5"/><text:span text:style-name="T23">0 <text:s/></text:span><text:s text:c="5"/>; +12: port, 0 if variable</text:p>
      <text:p text:style-name="P34"><text:s text:c="8"/>db <text:s text:c="5"/>1<text:span text:style-name="T23">11</text:span>1<text:span text:style-name="T23">11</text:span>1<text:span text:style-name="T23">1</text:span>b,1111<text:span text:style-name="T23">11</text:span>11b,1111<text:span text:style-name="T23">111</text:span>1b <text:s text:c="2"/>; +13: FP display</text:p>
      <text:p text:style-name="P34"><text:s text:c="8"/>db <text:s text:c="5"/>'<text:span text:style-name="T23">MYMOD</text:span>',0 ; +16: mnemonic string</text:p>
      <text:p text:style-name="P34"/>
      <text:p text:style-name="P34">init: <text:s text:c="2"/>xra <text:s text:c="4"/>a <text:s text:c="6"/>; NC – <text:span text:style-name="T23">no error</text:span></text:p>
      <text:p text:style-name="P34"><text:s text:c="8"/>ret</text:p>
      <text:p text:style-name="P34"/>
      <text:p text:style-name="P34"><text:span text:style-name="T23">exec</text:span>: <text:s text:c="2"/><text:span text:style-name="T23">ret <text:s text:c="12"/>; boot returns on error,</text:span></text:p>
      <text:p text:style-name="P34">... <text:s text:c="20"/>; <text:span text:style-name="T23">commands return on completion.</text:span></text:p>
      <text:p text:style-name="P35"><text:s text:c="8"/>rept <text:s text:c="3"/>(($+0ffh) and 0ff00h)-$</text:p>
      <text:p text:style-name="P35"><text:s text:c="8"/>db <text:s text:c="5"/>0ffh</text:p>
      <text:p text:style-name="P35"><text:s text:c="8"/>endm</text:p>
      <text:p text:style-name="P35">last: <text:s text:c="2"/>end</text:p>
      <text:p text:style-name="P33"/>
      <text:p text:style-name="P36">The physical drive field, +2, also indicates boot modules. A value of 0-199 indicates the base physical drive number for a boot module. A value of 255 indicates an auxiliary software extension.</text:p>
      <text:p text:style-name="P36"/>
      <text:p text:style-name="P36">For boot modules: fields +2, +3, +10, and +11 may be used to locate a module during boot, and so must be complete (although, for example, if a module cannot be activated from the front panel, then no valid front panel key should be given). <text:span text:style-name="T24">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6"/>
      <text:p text:style-name="P37">For extended commands: Extended commands are only available for the console mode of operation. Field +10 must contain an upper-case ASCII letter, not used by any other command, to represent the <text:span text:style-name="T26">implemented </text:span>command. Fields +2,+3 must contain 255,0.</text:p>
      <text:p text:style-name="P37"/>
      <text:p text:style-name="P38">For auxiliary software: <text:span text:style-name="T25">Fields +10 and/or +11 are used to find and load the module. The value(s) depend on how the module is used. For example, the module to provide Cassette Tape load/save uses </text:span><text:soft-page-break/><text:span text:style-name="T25">the field +11 with a value that cannot match a front panel key code (e.g. 88H). </text:span>Fields +2,+3 must contain 255,0.</text:p>
      <text:p text:style-name="P37"/>
      <text:p text:style-name="P39">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6">even</text:span> if the module function is execute<text:span text:style-name="T27">d</text:span> multiple times.</text:p>
      <text:p text:style-name="P39"/>
      <text:p text:style-name="P39">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9"/>
      <text:p text:style-name="P39">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7">s</text:span> (‘A’-’Z’). <text:span text:style-name="T26">When the operation has completed, it returns. Errors may need to jump directly to an error recovery entry in the core monitor code.</text:span></text:p>
      <text:p text:style-name="P39"/>
      <text:h text:style-name="P119" text:outline-level="2"><text:bookmark-start text:name="__RefHeading___Toc3031_657641487"/>Boot Semantics<text:bookmark-end text:name="__RefHeading___Toc3031_657641487"/></text:h>
      <text:p text:style-name="P44">The general boot process is that the core monitor installs the selected boot module and places the <text:span text:style-name="T52">base </text:span>physical drive num<text:span text:style-name="T38">b</text:span>er in location 2034H and the unit/LUN in <text:span text:style-name="T38">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4"/>
      <text:p text:style-name="P115">The optional boot string is originally place<text:span text:style-name="T53">d</text:span> in memory at 2280H, with the first byte being the length and the string <text:span text:style-name="T53">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3">ll</text:span> contain a JMP opcode <text:span text:style-name="T53">(0C3H)</text:span> in the low register. <text:span text:style-name="T53">An alternative access method is to get SP+2 (e.g. LXI H,2; DAD SP) start accessing the NUL-terminated string there, unless the first byte is a JMP opcode (0C3H).</text:span></text:p>
      <text:p text:style-name="P44"/>
      <text:p text:style-name="P43">Disk devices read the first 10 sectors off the media and place them in memory at address 2280H. Then control is transferred to 2280H.</text:p>
      <text:p text:style-name="P43"/>
      <text:p text:style-name="P43">Non-disk devices (WizNet, VDIP1) use the string to choose a file to load. If no string is specified, a default is chosen. The file forma<text:span text:style-name="T38">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3"/>
      <text:p text:style-name="P45">Some boot modules place additional information in memory:</text:p>
      <text:p text:style-name="P45"/>
      <text:p text:style-name="P85">The GIDE module computes the segment offset and places it in 2156H, <text:span text:style-name="T49">along with the selected LUN</text:span>. The first byte contains the LUN <text:span text:style-name="T49">bit</text:span> and high 4 bits of the segment LBA offset. The second byte contains the rest of the segment LBA offset. This offset is used by the boot loader and OS to honor the segment and LUN selection. <text:span text:style-name="T49">Partition selection is indicated by the physical drive number, passed as described above.</text:span></text:p>
      <text:p text:style-name="P85"/>
      <text:p text:style-name="P85">The SASI (H67) boot module constructs the SASI command template in 2156H, which is used by the boot loader to continue loading the OS. <text:span text:style-name="T49">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text:p text:style-name="P45"><text:soft-page-break/></text:p>
      <text:p text:style-name="P4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6</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12T09:44:20.222189913</dc:date>
    <meta:editing-duration>P1DT44M59S</meta:editing-duration>
    <meta:editing-cycles>39</meta:editing-cycles>
    <meta:generator>LibreOffice/6.0.7.3$Linux_X86_64 LibreOffice_project/00m0$Build-3</meta:generator>
    <meta:document-statistic meta:table-count="2" meta:image-count="0" meta:object-count="0" meta:page-count="17" meta:paragraph-count="342" meta:word-count="3894" meta:character-count="22350" meta:non-whitespace-character-count="18519"/>
  </office:meta>
</office:document-meta>
</file>